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2A86661356751E0AA02.jpg" manifest:media-type="image/jpeg"/>
  <manifest:file-entry manifest:full-path="Pictures/10000000000002A8000001FEEC88CC531F0D592D.jpg" manifest:media-type="image/jpeg"/>
  <manifest:file-entry manifest:full-path="Pictures/10000000000002A8000002A8E2A7431D9823882F.jpg" manifest:media-type="image/jpeg"/>
  <manifest:file-entry manifest:full-path="Pictures/10000000000006400000038471090A478A71ACFA.jpg" manifest:media-type="image/jpeg"/>
  <manifest:file-entry manifest:full-path="Pictures/10000000000002A8000001FED1DC65C44F9A5257.jpg" manifest:media-type="image/jpeg"/>
  <manifest:file-entry manifest:full-path="Pictures/100000000000024000000400312CF8FF3912EB16.jpg" manifest:media-type="image/jpeg"/>
  <manifest:file-entry manifest:full-path="Pictures/10000000000007E0000005E826E924D948407DAA.jpg" manifest:media-type="image/jpeg"/>
  <manifest:file-entry manifest:full-path="Pictures/10000000000002A8000002A89D235BCDBDA27ED0.jpg" manifest:media-type="image/jpeg"/>
  <manifest:file-entry manifest:full-path="Pictures/10000000000007E0000005E87C2C5456DF72E9FC.jpg" manifest:media-type="image/jpeg"/>
  <manifest:file-entry manifest:full-path="Pictures/10000000000007E0000005E8E16A1BDBD3DE498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Chandas" svg:font-family="Chandas" style:font-pitch="variable"/>
    <style:font-face style:name="Chilanka" svg:font-family="Chilanka" style:font-pitch="variable"/>
    <style:font-face style:name="DSEG7 Classic" svg:font-family="'DSEG7 Classic'" style:font-pitch="variable"/>
    <style:font-face style:name="Dyuthi" svg:font-family="Dyuthi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886cm, 0cm, 1.087cm)" draw:image-opacity="100%" style:mirror="none"/>
    </style:style>
    <style:style style:name="gr3" style:family="graphic" style:parent-style-name="standard" style:list-style-name="L1">
      <style:graphic-properties svg:stroke-color="#66f6d6" draw:fill-color="#66f6d6" draw:textarea-horizontal-align="justify" draw:textarea-vertical-align="middle" draw:auto-grow-height="false" fo:min-height="2.544cm" fo:min-width="10.622cm" draw:shadow="hidden" draw:shadow-offset-x="0cm" draw:shadow-offset-y="0.141cm" draw:shadow-color="#00a933" draw:shadow-opacity="20%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6cm, 0cm, 0cm, 0cm)" draw:image-opacity="100%" style:mirror="none"/>
    </style:style>
    <style:style style:name="gr6" style:family="graphic" style:parent-style-name="standard" style:list-style-name="L1">
      <style:graphic-properties svg:stroke-color="#66f6d6" draw:fill-color="#66f6d6" draw:textarea-horizontal-align="justify" draw:textarea-vertical-align="middle" draw:auto-grow-height="false" fo:min-height="2.544cm" fo:min-width="10.622cm" draw:shadow="hidden" draw:shadow-offset-x="0cm" draw:shadow-offset-y="0.141cm" draw:shadow-color="#00a933" draw:shadow-opacity="20%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66f6d6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Dyuthi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hilank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271cm" svg:height="7.92cm" svg:x="-0.06cm" svg:y="7.928cm">
          <draw:image xlink:href="Pictures/10000000000007E0000005E8E16A1BDBD3DE498A.jpg" xlink:type="simple" xlink:show="embed" xlink:actuate="onLoad" loext:mime-type="image/jpeg">
            <text:p/>
          </draw:image>
        </draw:frame>
        <draw:frame draw:style-name="gr2" draw:text-style-name="P1" draw:layer="layout" svg:width="9.835cm" svg:height="8.736cm" svg:x="9.96cm" svg:y="7.412cm">
          <draw:image xlink:href="Pictures/10000000000007E0000005E826E924D948407DAA.jpg" xlink:type="simple" xlink:show="embed" xlink:actuate="onLoad" loext:mime-type="image/jpeg">
            <text:p/>
          </draw:image>
        </draw:frame>
        <draw:frame draw:style-name="gr1" draw:text-style-name="P1" draw:layer="layout" svg:width="10.838cm" svg:height="8.128cm" svg:x="-0.462cm" svg:y="-0.2cm">
          <draw:image xlink:href="Pictures/10000000000007E0000005E87C2C5456DF72E9FC.jpg" xlink:type="simple" xlink:show="embed" xlink:actuate="onLoad" loext:mime-type="image/jpeg">
            <text:p/>
          </draw:image>
        </draw:frame>
        <draw:frame draw:style-name="gr1" draw:text-style-name="P1" draw:layer="layout" svg:width="8.742cm" svg:height="15.794cm" svg:x="19.758cm" svg:y="0cm">
          <draw:image xlink:href="Pictures/100000000000024000000400312CF8FF3912EB16.jpg" xlink:type="simple" xlink:show="embed" xlink:actuate="onLoad" loext:mime-type="image/jpeg">
            <text:p/>
          </draw:image>
        </draw:frame>
        <draw:frame draw:style-name="gr1" draw:text-style-name="P1" draw:layer="layout" svg:width="13.208cm" svg:height="7.742cm" svg:x="10.16cm" svg:y="-2.077cm">
          <draw:image xlink:href="Pictures/10000000000006400000038471090A478A71ACFA.jpg" xlink:type="simple" xlink:show="embed" xlink:actuate="onLoad" loext:mime-type="image/jpeg">
            <text:p/>
          </draw:image>
        </draw:frame>
        <draw:custom-shape draw:style-name="gr3" draw:text-style-name="P3" draw:layer="layout" svg:width="11.122cm" svg:height="2.794cm" svg:x="8.636cm" svg:y="5.665cm">
          <text:p text:style-name="P2"><text:span text:style-name="T1">sevillabot</text:span><text:span text:style-name="T1"><text:line-break/></text:span><text:span text:style-name="T2"><text:line-break/></text:span><text:span text:style-name="T3">Meet the team!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.118cm" svg:height="14.339cm" svg:x="8.89cm" svg:y="-4.67cm">
          <draw:image xlink:href="Pictures/10000000000002A8000001FEEC88CC531F0D592D.jpg" xlink:type="simple" xlink:show="embed" xlink:actuate="onLoad" loext:mime-type="image/jpeg">
            <text:p/>
          </draw:image>
        </draw:frame>
        <draw:frame draw:style-name="gr1" draw:text-style-name="P1" draw:layer="layout" svg:width="9.458cm" svg:height="9.458cm" svg:x="18.542cm" svg:y="6.292cm">
          <draw:image xlink:href="Pictures/10000000000002A8000002A89D235BCDBDA27ED0.jpg" xlink:type="simple" xlink:show="embed" xlink:actuate="onLoad" loext:mime-type="image/jpeg">
            <text:p/>
          </draw:image>
        </draw:frame>
        <draw:frame draw:style-name="gr1" draw:text-style-name="P1" draw:layer="layout" svg:width="9.144cm" svg:height="9.144cm" svg:x="0cm" svg:y="-0.762cm">
          <draw:image xlink:href="Pictures/10000000000002A8000002A8E2A7431D9823882F.jpg" xlink:type="simple" xlink:show="embed" xlink:actuate="onLoad" loext:mime-type="image/jpeg">
            <text:p/>
          </draw:image>
        </draw:frame>
        <draw:frame draw:style-name="gr1" draw:text-style-name="P1" draw:layer="layout" svg:width="7.366cm" svg:height="7.366cm" svg:x="11.168cm" svg:y="8.382cm">
          <draw:image xlink:href="Pictures/10000000000002A8000002A86661356751E0AA02.jpg" xlink:type="simple" xlink:show="embed" xlink:actuate="onLoad" loext:mime-type="image/jpeg">
            <text:p/>
          </draw:image>
        </draw:frame>
        <draw:frame draw:style-name="gr5" draw:text-style-name="P1" draw:layer="layout" svg:width="12.367cm" svg:height="7.875cm" svg:x="0.002cm" svg:y="7.875cm">
          <draw:image xlink:href="Pictures/10000000000002A8000001FED1DC65C44F9A5257.jpg" xlink:type="simple" xlink:show="embed" xlink:actuate="onLoad" loext:mime-type="image/jpeg">
            <text:p/>
          </draw:image>
        </draw:frame>
        <draw:custom-shape draw:style-name="gr6" draw:text-style-name="P3" draw:layer="layout" svg:width="11.122cm" svg:height="2.794cm" svg:x="8.636cm" svg:y="5.665cm">
          <text:p text:style-name="P2"><text:span text:style-name="T1">sevillabot</text:span><text:span text:style-name="T1"><text:line-break/></text:span><text:span text:style-name="T2"><text:line-break/></text:span><text:span text:style-name="T3">Meet the bot!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Chandas" svg:font-family="Chandas" style:font-pitch="variable"/>
    <style:font-face style:name="Chilanka" svg:font-family="Chilanka" style:font-pitch="variable"/>
    <style:font-face style:name="DSEG7 Classic" svg:font-family="'DSEG7 Classic'" style:font-pitch="variable"/>
    <style:font-face style:name="Dyuthi" svg:font-family="Dyuthi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19:19:58.697885039</meta:creation-date>
    <dc:date>2023-10-01T19:55:14.092957886</dc:date>
    <meta:editing-duration>PT24M54S</meta:editing-duration>
    <meta:editing-cycles>2</meta:editing-cycles>
    <meta:generator>LibreOffice/6.4.7.2$Linux_X86_64 LibreOffice_project/40$Build-2</meta:generator>
    <meta:document-statistic meta:object-count="37"/>
  </office:meta>
</office:document-meta>
</file>